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grp.setExecutable( String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grp.checkConfigur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hgrp.setGroup( String gro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grp.Chgr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